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400000032481BF7A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ntrato" style:family="table">
      <style:table-properties style:width="16.999cm" table:align="margins"/>
    </style:style>
    <style:style style:name="Contrato.A" style:family="table-column">
      <style:table-column-properties style:column-width="3.572cm" style:rel-column-width="13770*"/>
    </style:style>
    <style:style style:name="Contrato.B" style:family="table-column">
      <style:table-column-properties style:column-width="13.427cm" style:rel-column-width="51765*"/>
    </style:style>
    <style:style style:name="Contrato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9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Contrato.B9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3.572cm" style:rel-column-width="13770*"/>
    </style:style>
    <style:style style:name="Tabla1.B" style:family="table-column">
      <style:table-column-properties style:column-width="13.427cm" style:rel-column-width="51765*"/>
    </style:style>
    <style:style style:name="Tabla1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A9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.B9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3.572cm" style:rel-column-width="13770*"/>
    </style:style>
    <style:style style:name="Tabla2.B" style:family="table-column">
      <style:table-column-properties style:column-width="13.427cm" style:rel-column-width="51765*"/>
    </style:style>
    <style:style style:name="Tabla2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9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.B9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3.572cm" style:rel-column-width="13770*"/>
    </style:style>
    <style:style style:name="Tabla3.B" style:family="table-column">
      <style:table-column-properties style:column-width="13.427cm" style:rel-column-width="51765*"/>
    </style:style>
    <style:style style:name="Tabla3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3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3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3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3.A9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3.B9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4" style:family="table">
      <style:table-properties style:width="16.999cm" table:align="margins"/>
    </style:style>
    <style:style style:name="Tabla4.A" style:family="table-column">
      <style:table-column-properties style:column-width="3.572cm" style:rel-column-width="13770*"/>
    </style:style>
    <style:style style:name="Tabla4.B" style:family="table-column">
      <style:table-column-properties style:column-width="13.427cm" style:rel-column-width="51765*"/>
    </style:style>
    <style:style style:name="Tabla4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4.A9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4.B9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able_20_Contents" style:list-style-name="L1"/>
    <style:style style:name="P3" style:family="paragraph" style:parent-style-name="Table_20_Contents" style:list-style-name="L2"/>
    <style:style style:name="P4" style:family="paragraph" style:parent-style-name="Table_20_Contents" style:list-style-name="L3"/>
    <style:style style:name="P5" style:family="paragraph" style:parent-style-name="Table_20_Contents" style:list-style-name="L4"/>
    <style:style style:name="P6" style:family="paragraph" style:parent-style-name="Table_20_Contents" style:list-style-name="L5"/>
    <style:style style:name="P7" style:family="paragraph" style:parent-style-name="Table_20_Contents" style:list-style-name="L6"/>
    <style:style style:name="P8" style:family="paragraph" style:parent-style-name="Table_20_Contents" style:list-style-name="L7"/>
    <style:style style:name="P9" style:family="paragraph" style:parent-style-name="Table_20_Contents" style:list-style-name="L8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ontrato" table:style-name="Contrato">
        <table:table-column table:style-name="Contrato.A"/>
        <table:table-column table:style-name="Contrato.B"/>
        <table:table-row>
          <table:table-cell table:style-name="Contrato.A1" office:value-type="string">
            <text:p text:style-name="P1">Nombre:</text:p>
          </table:table-cell>
          <table:table-cell table:style-name="Contrato.B1" office:value-type="string">
            <text:p text:style-name="Table_20_Contents">elementosCarta = iniciaNuevoPedido()</text:p>
          </table:table-cell>
        </table:table-row>
        <table:table-row>
          <table:table-cell table:style-name="Contrato.A2" office:value-type="string">
            <text:p text:style-name="P1">Responsabilidad:</text:p>
          </table:table-cell>
          <table:table-cell table:style-name="Contrato.B2" office:value-type="string">
            <text:p text:style-name="Table_20_Contents">Operación encargada de devolver las secciones de la carta con sus correspondientes elementos.</text:p>
          </table:table-cell>
        </table:table-row>
        <table:table-row>
          <table:table-cell table:style-name="Contrato.A2" office:value-type="string">
            <text:p text:style-name="P1">Tipo:</text:p>
          </table:table-cell>
          <table:table-cell table:style-name="Contrato.B2" office:value-type="string">
            <text:p text:style-name="Table_20_Contents">Sistema.</text:p>
          </table:table-cell>
        </table:table-row>
        <table:table-row>
          <table:table-cell table:style-name="Contrato.A2" office:value-type="string">
            <text:p text:style-name="P1">Referencias:</text:p>
          </table:table-cell>
          <table:table-cell table:style-name="Contrato.B2" office:value-type="string">
            <text:p text:style-name="Table_20_Contents">Nuevo Pedido.</text:p>
          </table:table-cell>
        </table:table-row>
        <table:table-row>
          <table:table-cell table:style-name="Contrato.A2" office:value-type="string">
            <text:p text:style-name="P1">Nota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2" office:value-type="string">
            <text:p text:style-name="P1">Excepción:</text:p>
          </table:table-cell>
          <table:table-cell table:style-name="Contrato.B2" office:value-type="string">
            <text:list xml:id="list38564631" text:style-name="L1">
              <text:list-header>
                <text:p text:style-name="P2"/>
              </text:list-header>
            </text:list>
          </table:table-cell>
        </table:table-row>
        <table:table-row>
          <table:table-cell table:style-name="Contrato.A2" office:value-type="string">
            <text:p text:style-name="P1">Precondición:</text:p>
          </table:table-cell>
          <table:table-cell table:style-name="Contrato.B2" office:value-type="string">
            <text:list xml:id="list40186243" text:continue-numbering="true" text:style-name="L1">
              <text:list-header>
                <text:p text:style-name="P2"/>
              </text:list-header>
            </text:list>
          </table:table-cell>
        </table:table-row>
        <table:table-row>
          <table:table-cell table:style-name="Contrato.A2" office:value-type="string">
            <text:p text:style-name="P1">Postcondición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9" office:value-type="string">
            <text:p text:style-name="P1">Salida:</text:p>
          </table:table-cell>
          <table:table-cell table:style-name="Contrato.B9" office:value-type="string">
            <text:list xml:id="list38548060" text:style-name="L2">
              <text:list-item>
                <text:p text:style-name="P3">Una lista de elementos tipo par nombre de sección de carta, lista de elementos de la sección.</text:p>
              </text:list-item>
            </text:list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Nombre:</text:p>
          </table:table-cell>
          <table:table-cell table:style-name="Tabla1.B1" office:value-type="string">
            <text:p text:style-name="Table_20_Contents">exito = nuevoPedido(codMesa, elementosPedido)</text:p>
          </table:table-cell>
        </table:table-row>
        <table:table-row>
          <table:table-cell table:style-name="Tabla1.A2" office:value-type="string">
            <text:p text:style-name="P1">Responsabilidad:</text:p>
          </table:table-cell>
          <table:table-cell table:style-name="Tabla1.B2" office:value-type="string">
            <text:p text:style-name="Table_20_Contents">Operación encargada de incluir un nuevo pedido en el sistema.</text:p>
          </table:table-cell>
        </table:table-row>
        <table:table-row>
          <table:table-cell table:style-name="Tabla1.A2" office:value-type="string">
            <text:p text:style-name="P1">Tipo:</text:p>
          </table:table-cell>
          <table:table-cell table:style-name="Tabla1.B2" office:value-type="string">
            <text:p text:style-name="Table_20_Contents">Sistema.</text:p>
          </table:table-cell>
        </table:table-row>
        <table:table-row>
          <table:table-cell table:style-name="Tabla1.A2" office:value-type="string">
            <text:p text:style-name="P1">Referencias:</text:p>
          </table:table-cell>
          <table:table-cell table:style-name="Tabla1.B2" office:value-type="string">
            <text:p text:style-name="Table_20_Contents">Nuevo Pedido.</text:p>
          </table:table-cell>
        </table:table-row>
        <table:table-row>
          <table:table-cell table:style-name="Tabla1.A2" office:value-type="string">
            <text:p text:style-name="P1">Nota: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Excepción: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Precondición:</text:p>
          </table:table-cell>
          <table:table-cell table:style-name="Tabla1.B2" office:value-type="string">
            <text:list xml:id="list40183895" text:continue-list="list40186243" text:style-name="L1">
              <text:list-item>
                <text:p text:style-name="P2">El parámetro codMesa es correcto.</text:p>
              </text:list-item>
              <text:list-item>
                <text:p text:style-name="P2">Los miembros del parámetro elementosPedido son correctos.</text:p>
              </text:list-item>
            </text:list>
          </table:table-cell>
        </table:table-row>
        <table:table-row>
          <table:table-cell table:style-name="Tabla1.A2" office:value-type="string">
            <text:p text:style-name="P1">Postcondición:</text:p>
          </table:table-cell>
          <table:table-cell table:style-name="Tabla1.B2" office:value-type="string">
            <text:list xml:id="list38553860" text:style-name="L3">
              <text:list-item>
                <text:p text:style-name="P4">Se creó un pedido con estado “modificable”.</text:p>
              </text:list-item>
              <text:list-item>
                <text:p text:style-name="P4">Se crearon elementos de pedido con estado “en cola”.</text:p>
              </text:list-item>
              <text:list-item>
                <text:p text:style-name="P4">Se creó un enlace entre el pedido y la comanda.</text:p>
              </text:list-item>
              <text:list-item>
                <text:p text:style-name="P4">Se crearon enlaces entre el pedido y lo elementos de pedido.</text:p>
              </text:list-item>
              <text:list-item>
                <text:p text:style-name="P4">Se crearon enlaces entre los elementos de pedido y los elementos plato y/o elementos bebida.</text:p>
              </text:list-item>
            </text:list>
          </table:table-cell>
        </table:table-row>
        <table:table-row>
          <table:table-cell table:style-name="Tabla1.A9" office:value-type="string">
            <text:p text:style-name="P1">Salida:</text:p>
          </table:table-cell>
          <table:table-cell table:style-name="Tabla1.B9" office:value-type="string">
            <text:list xml:id="list38572382" text:style-name="L4">
              <text:list-item>
                <text:p text:style-name="P5">True si el pedido fue realizado con éxito, false en caso contrario.</text:p>
              </text:list-item>
            </text:list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Nombre:</text:p>
          </table:table-cell>
          <table:table-cell table:style-name="Tabla2.B1" office:value-type="string">
            <text:p text:style-name="Table_20_Contents">pedidosMesa = iniciaModificaPedido(codMesa)</text:p>
          </table:table-cell>
        </table:table-row>
        <table:table-row>
          <table:table-cell table:style-name="Tabla2.A2" office:value-type="string">
            <text:p text:style-name="P1">Responsabilidad:</text:p>
          </table:table-cell>
          <table:table-cell table:style-name="Tabla2.B2" office:value-type="string">
            <text:p text:style-name="Table_20_Contents">Operación obtener los pedidos con estado “modificable” de la mesa a la que hace referencia codMesa.</text:p>
          </table:table-cell>
        </table:table-row>
        <table:table-row>
          <table:table-cell table:style-name="Tabla2.A2" office:value-type="string">
            <text:p text:style-name="P1">Tipo:</text:p>
          </table:table-cell>
          <table:table-cell table:style-name="Tabla2.B2" office:value-type="string">
            <text:p text:style-name="Table_20_Contents">Sistema.</text:p>
          </table:table-cell>
        </table:table-row>
        <table:table-row>
          <table:table-cell table:style-name="Tabla2.A2" office:value-type="string">
            <text:p text:style-name="P1">Referencias:</text:p>
          </table:table-cell>
          <table:table-cell table:style-name="Tabla2.B2" office:value-type="string">
            <text:p text:style-name="Table_20_Contents">Modifica Pedido.</text:p>
          </table:table-cell>
        </table:table-row>
        <table:table-row>
          <table:table-cell table:style-name="Tabla2.A2" office:value-type="string">
            <text:p text:style-name="P1">Nota:</text:p>
          </table:table-cell>
          <table:table-cell table:style-name="Tabla2.B2" office:value-type="string">
            <text:p text:style-name="Table_20_Contents"/>
          </table:table-cell>
        </table:table-row>
        <text:soft-page-break/>
        <table:table-row>
          <table:table-cell table:style-name="Tabla2.A2" office:value-type="string">
            <text:p text:style-name="P1">Excepción: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>Precondición:</text:p>
          </table:table-cell>
          <table:table-cell table:style-name="Tabla2.B2" office:value-type="string">
            <text:list xml:id="list40182307" text:continue-list="list40183895" text:style-name="L1">
              <text:list-item>
                <text:p text:style-name="P2">El parámetro codMesa es correcto.</text:p>
              </text:list-item>
            </text:list>
          </table:table-cell>
        </table:table-row>
        <table:table-row>
          <table:table-cell table:style-name="Tabla2.A2" office:value-type="string">
            <text:p text:style-name="P1">Postcondición: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9" office:value-type="string">
            <text:p text:style-name="P1">Salida:</text:p>
          </table:table-cell>
          <table:table-cell table:style-name="Tabla2.B9" office:value-type="string">
            <text:list xml:id="list38549087" text:style-name="L5">
              <text:list-item>
                <text:p text:style-name="P6">Una lista de pedidos.</text:p>
              </text:list-item>
            </text:list>
          </table:table-cell>
        </table:table-row>
      </table:table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">Nombre:</text:p>
          </table:table-cell>
          <table:table-cell table:style-name="Tabla3.B1" office:value-type="string">
            <text:p text:style-name="Table_20_Contents">elementosCarta, elementosPedido = obtieneElementos(codPedido)</text:p>
          </table:table-cell>
        </table:table-row>
        <table:table-row>
          <table:table-cell table:style-name="Tabla3.A2" office:value-type="string">
            <text:p text:style-name="P1">Responsabilidad:</text:p>
          </table:table-cell>
          <table:table-cell table:style-name="Tabla3.B2" office:value-type="string">
            <text:p text:style-name="Table_20_Contents">Operación obtener los elementos de la carta y los elementos del pedido al que hace referencia codPedido.</text:p>
          </table:table-cell>
        </table:table-row>
        <table:table-row>
          <table:table-cell table:style-name="Tabla3.A2" office:value-type="string">
            <text:p text:style-name="P1">Tipo:</text:p>
          </table:table-cell>
          <table:table-cell table:style-name="Tabla3.B2" office:value-type="string">
            <text:p text:style-name="Table_20_Contents">Sistema.</text:p>
          </table:table-cell>
        </table:table-row>
        <table:table-row>
          <table:table-cell table:style-name="Tabla3.A2" office:value-type="string">
            <text:p text:style-name="P1">Referencias:</text:p>
          </table:table-cell>
          <table:table-cell table:style-name="Tabla3.B2" office:value-type="string">
            <text:p text:style-name="Table_20_Contents">Modifica Pedido.</text:p>
          </table:table-cell>
        </table:table-row>
        <table:table-row>
          <table:table-cell table:style-name="Tabla3.A2" office:value-type="string">
            <text:p text:style-name="P1">Nota: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Excepción: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Precondición:</text:p>
          </table:table-cell>
          <table:table-cell table:style-name="Tabla3.B2" office:value-type="string">
            <text:list xml:id="list40191609" text:continue-list="list40182307" text:style-name="L1">
              <text:list-item>
                <text:p text:style-name="P2">El parámetro codPedido es correcto.</text:p>
              </text:list-item>
            </text:list>
          </table:table-cell>
        </table:table-row>
        <table:table-row>
          <table:table-cell table:style-name="Tabla3.A2" office:value-type="string">
            <text:p text:style-name="P1">Postcondición: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9" office:value-type="string">
            <text:p text:style-name="P1">Salida:</text:p>
          </table:table-cell>
          <table:table-cell table:style-name="Tabla3.B9" office:value-type="string">
            <text:list xml:id="list38577257" text:style-name="L6">
              <text:list-item>
                <text:p text:style-name="P7">Una lista de elementos tipo par nombre de sección de carta, lista de elementos de la sección.</text:p>
              </text:list-item>
              <text:list-item>
                <text:p text:style-name="P7">Una lista de elementos de pedido.</text:p>
              </text:list-item>
            </text:list>
          </table:table-cell>
        </table:table-row>
      </table:table>
      <text:p text:style-name="Standard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">Nombre:</text:p>
          </table:table-cell>
          <table:table-cell table:style-name="Tabla4.B1" office:value-type="string">
            <text:p text:style-name="Table_20_Contents">exito = modificaPedido(codPedido, elementosPedido)</text:p>
          </table:table-cell>
        </table:table-row>
        <table:table-row>
          <table:table-cell table:style-name="Tabla4.A2" office:value-type="string">
            <text:p text:style-name="P1">Responsabilidad:</text:p>
          </table:table-cell>
          <table:table-cell table:style-name="Tabla4.B2" office:value-type="string">
            <text:p text:style-name="Table_20_Contents">Destruye el pedido al que hace referencia codPedido y crea un nuevo pedido con los elementos de elementosPedido.</text:p>
          </table:table-cell>
        </table:table-row>
        <table:table-row>
          <table:table-cell table:style-name="Tabla4.A2" office:value-type="string">
            <text:p text:style-name="P1">Tipo:</text:p>
          </table:table-cell>
          <table:table-cell table:style-name="Tabla4.B2" office:value-type="string">
            <text:p text:style-name="Table_20_Contents">Sistema.</text:p>
          </table:table-cell>
        </table:table-row>
        <table:table-row>
          <table:table-cell table:style-name="Tabla4.A2" office:value-type="string">
            <text:p text:style-name="P1">Referencias:</text:p>
          </table:table-cell>
          <table:table-cell table:style-name="Tabla4.B2" office:value-type="string">
            <text:p text:style-name="Table_20_Contents">Nuevo Pedido.</text:p>
          </table:table-cell>
        </table:table-row>
        <table:table-row>
          <table:table-cell table:style-name="Tabla4.A2" office:value-type="string">
            <text:p text:style-name="P1">Nota:</text:p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1">Excepción:</text:p>
          </table:table-cell>
          <table:table-cell table:style-name="Tabla4.B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P1">Precondición:</text:p>
          </table:table-cell>
          <table:table-cell table:style-name="Tabla4.B2" office:value-type="string">
            <text:list xml:id="list40165153" text:continue-list="list40191609" text:style-name="L1">
              <text:list-item>
                <text:p text:style-name="P2">El parámetro codPedido es correcto.</text:p>
              </text:list-item>
              <text:list-item>
                <text:p text:style-name="P2">Los miembros del parámetro elementosPedido son correctos.</text:p>
              </text:list-item>
            </text:list>
          </table:table-cell>
        </table:table-row>
        <table:table-row>
          <table:table-cell table:style-name="Tabla4.A2" office:value-type="string">
            <text:p text:style-name="P1">Postcondición:</text:p>
          </table:table-cell>
          <table:table-cell table:style-name="Tabla4.B2" office:value-type="string">
            <text:list xml:id="list38567322" text:style-name="L7">
              <text:list-item>
                <text:p text:style-name="P8">Se eliminó un pedido y sus elementos asociados.</text:p>
              </text:list-item>
              <text:list-item>
                <text:p text:style-name="P8">Se creó un pedido con estado “modificable”.</text:p>
              </text:list-item>
              <text:list-item>
                <text:p text:style-name="P8">Se crearon elementos de pedido con estado “en cola”.</text:p>
              </text:list-item>
              <text:list-item>
                <text:p text:style-name="P8">Se creó un enlace entre el pedido y la comanda.</text:p>
              </text:list-item>
              <text:list-item>
                <text:p text:style-name="P8">Se crearon enlaces entre el pedido y lo elementos de pedido.</text:p>
              </text:list-item>
              <text:list-item>
                <text:p text:style-name="P8">Se crearon enlaces entre los elementos de pedido y los elementos plato y/o elementos bebida.</text:p>
              </text:list-item>
            </text:list>
          </table:table-cell>
        </table:table-row>
        <table:table-row>
          <table:table-cell table:style-name="Tabla4.A9" office:value-type="string">
            <text:p text:style-name="P1">Salida:</text:p>
          </table:table-cell>
          <table:table-cell table:style-name="Tabla4.B9" office:value-type="string">
            <text:list xml:id="list38574295" text:style-name="L8">
              <text:list-item>
                <text:p text:style-name="P9">True si el pedido fue modificado con éxito, false en caso contrario.</text:p>
              </text:list-item>
            </text:list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333366" style:font-name="Segoe Print" fo:font-size="11pt" fo:font-weight="bold" style:font-size-asian="10.5pt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23T12:48:08.29</meta:creation-date>
    <meta:generator>OpenOffice.org/3.2$Win32 OpenOffice.org_project/320m12$Build-9483</meta:generator>
    <meta:editing-duration>PT05H51M44S</meta:editing-duration>
    <meta:editing-cycles>21</meta:editing-cycles>
    <dc:date>2010-04-30T20:06:06.35</dc:date>
    <meta:document-statistic meta:table-count="5" meta:image-count="0" meta:object-count="0" meta:page-count="3" meta:paragraph-count="88" meta:word-count="394" meta:character-count="2543"/>
  </office:meta>
</office:document-meta>
</file>